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page"/>
      <style:text-properties fo:font-size="15pt" fo:font-weight="bold" officeooo:rsid="000a1889" officeooo:paragraph-rsid="00189996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padding="0.0193in" fo:border="0.06pt solid #e3e3e3"/>
      <style:text-properties officeooo:paragraph-rsid="00189996"/>
    </style:style>
    <style:style style:name="P3" style:family="paragraph" style:parent-style-name="Text_20_body">
      <style:paragraph-properties fo:padding="0.0193in" fo:border="0.06pt solid #e3e3e3"/>
      <style:text-properties officeooo:paragraph-rsid="00189996"/>
    </style:style>
    <style:style style:name="T1" style:family="text">
      <style:text-properties loext:padding="0.0193in" loext:border="0.06pt solid #e3e3e3"/>
    </style:style>
    <style:style style:name="T2" style:family="text">
      <style:text-properties officeooo:rsid="0042f8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</text:span>pecialists :</text:p>
      <text:p text:style-name="P2">- Dr. Apoorva Shah: Pediatrics and Neonatology</text:p>
      <text:p text:style-name="P2">- Dr. Binjul Solanki: Anesthesia</text:p>
      <text:p text:style-name="P2">- Dr. Hardik C. Shah: Orthopedic Surgery</text:p>
      <text:p text:style-name="P2">- Dr. Hardik G. Sheth: Orthopedic and Joint Replacement Surgery</text:p>
      <text:p text:style-name="P2">- Dr. Hardik R. Shah: Pediatrics and Neonatology</text:p>
      <text:p text:style-name="P2">- Dr. Jignesh Patel: Hepatobiliary and Gastrointestinal Surgery</text:p>
      <text:p text:style-name="P2">- Dr. Ketan Rupala: Urosurgery</text:p>
      <text:p text:style-name="P2">- Dr. Maulik Patel: Neuro and Spine Surgery</text:p>
      <text:p text:style-name="P2">- Dr. Mitesh Patel: Orthopedic Surgery</text:p>
      <text:p text:style-name="P2">- Dr. Prayag Makwana: Neurology</text:p>
      <text:p text:style-name="P2">- Dr. Rahul Shah: Oncosurgery and Oncology</text:p>
      <text:p text:style-name="P2">- Dr. Rinkan Virani: General and Laparoscopic Surgery</text:p>
      <text:p text:style-name="P2">- Dr. Rohan Jariwala: General Medicine and Infectious Disease</text:p>
      <text:p text:style-name="P2">- Dr. Ruchi Desai Thakor: Obstetrics, Gynecology, and Infertility</text:p>
      <text:p text:style-name="P2">- Dr. Rushin B. Thakor: Plastic and Reconstructive Surgery</text:p>
      <text:p text:style-name="P2">- Dr. Vitrag Shah: General Medicine and Critical Care</text:p>
      <text:p text:style-name="P2">- Dr. Zankhna Shah: Obstetrics, Gynecology, and Infertil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06:58.539444927</meta:creation-date>
    <dc:date>2024-04-12T14:17:52.007869318</dc:date>
    <meta:editing-duration>PT3M5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30" meta:character-count="838" meta:non-whitespace-character-count="726"/>
  </office:meta>
</office:document-meta>
</file>